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9in" style:type="right" style:leader-style="dotted" style:leader-text="."/>
        </style:tab-stops>
      </style:paragraph-properties>
    </style:style>
    <style:style style:name="P4" style:family="paragraph" style:parent-style-name="Standard">
      <style:paragraph-properties fo:text-align="center" style:justify-single-word="false"/>
      <style:text-properties style:font-name="Dingbats" style:font-name-asian="Dingbats" style:font-name-complex="Dingbats"/>
    </style:style>
    <style:style style:name="P5" style:family="paragraph" style:parent-style-name="Text_20_body">
      <style:paragraph-properties fo:margin-left="0in" fo:margin-right="0in" fo:text-indent="0in" style:auto-text-indent="true"/>
    </style:style>
    <style:style style:name="P6" style:family="paragraph" style:parent-style-name="Text_20_body" style:list-style-name="L1">
      <style:paragraph-properties fo:margin-left="0in" fo:margin-right="0in" fo:text-indent="0in" style:auto-text-indent="true"/>
    </style:style>
    <style:style style:name="P7" style:family="paragraph" style:parent-style-name="Text_20_body" style:list-style-name="L2">
      <style:paragraph-properties fo:margin-left="0in" fo:margin-right="0in" fo:text-indent="0in" style:auto-text-indent="true"/>
    </style:style>
    <style:style style:name="P8" style:family="paragraph" style:parent-style-name="Text_20_body" style:list-style-name="L3"/>
    <style:style style:name="P9" style:family="paragraph" style:parent-style-name="Text_20_body">
      <style:text-properties fo:font-style="normal" style:font-style-asian="normal" style:font-style-complex="normal"/>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Sect1"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atabase Management for a Trace Oriented Debugger</text:p>
      <text:p text:style-name="Subtitle">Benchmarks of COTS database management system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5f_5f_5f_5f_5f_5f_5f_5f_5f_5f_5f_5f_5f_5f_5f_20_5f_5f_5f_5f_5f_5f_5f_5f_5f_5f_5f_5f_5f_5f_5f_2">
            <text:index-entry-chapter/>
            <text:index-entry-text/>
            <text:index-entry-tab-stop style:type="right" style:leader-char="."/>
            <text:index-entry-page-number/>
          </text:table-of-content-entry-template>
          <text:table-of-content-entry-template text:outline-level="3" text:style-name="Contents_5f_5f_5f_5f_5f_5f_5f_5f_5f_5f_5f_5f_5f_5f_5f_20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Introduction<text:tab/>1</text:p>
          <text:p text:style-name="P1">Setup<text:tab/>2</text:p>
          <text:p text:style-name="P2">Simplified model<text:tab/>2</text:p>
          <text:p text:style-name="P2">Protocol<text:tab/>2</text:p>
          <text:p text:style-name="P3">Event generation<text:tab/>2</text:p>
          <text:p text:style-name="P3">Queries<text:tab/>2</text:p>
          <text:p text:style-name="P2">Environment<text:tab/>2</text:p>
          <text:p text:style-name="P1">Relational databases<text:tab/>2</text:p>
          <text:p text:style-name="P2">E/R model<text:tab/>2</text:p>
          <text:p text:style-name="P2">Relational model<text:tab/>3</text:p>
          <text:p text:style-name="P2">PostgreSQL 8.1.2<text:tab/>5</text:p>
          <text:p text:style-name="P2">Oracle 10g Express Edition<text:tab/>5</text:p>
          <text:p text:style-name="P1">Berkeley DB Java Edition<text:tab/>5</text:p>
          <text:p text:style-name="P1">Conclusions<text:tab/>6</text:p>
        </text:index-body>
      </text:table-of-content>
      <text:p text:style-name="Text_20_body"/>
      <text:p text:style-name="P4"></text:p>
      <text:p text:style-name="P4"/>
      <text:h text:style-name="Heading_20_1" text:outline-level="1">Introduction</text:h>
      <text:p text:style-name="P5">In step #1 we detailed the queries performed on the data generated by TOD, a trace-oriented debugger. We saw that there are three main types of queries:</text:p>
      <text:list text:style-name="L1">
        <text:list-item>
          <text:p text:style-name="P6">Generic filters, which are basically selection operations.</text:p>
        </text:list-item>
        <text:list-item>
          <text:p text:style-name="P6">Statistics, which permit to obtain a sampling of the rate at which certain events occur during the execution of the debugged program.</text:p>
        </text:list-item>
        <text:list-item>
          <text:p text:style-name="P6">Control flow reconstitution, which is a mean to obtain a tree view out of a flat event sequence, descending into a new node for each behavior enter event, and going up one level for each behavior exit.</text:p>
        </text:list-item>
      </text:list>
      <text:p text:style-name="P5">In addition to these three main types, there are two very similar kinds of queries, both of which can be implemented in terms of generic filters:</text:p>
      <text:list text:style-name="L2">
        <text:list-item>
          <text:p text:style-name="P7">Object state reconstitution</text:p>
        </text:list-item>
        <text:list-item>
          <text:p text:style-name="P7">Stack frame reconstitution</text:p>
        </text:list-item>
      </text:list>
      <text:p text:style-name="P5">In this document we will measure the actual performance of widely used database management systems. On the relational front we will use PostgreSQL and Oracle; on the generic front we will use Berkeley DB Java Edition.</text:p>
      <text:h text:style-name="Heading_20_1" text:outline-level="1">Setup</text:h>
      <text:h text:style-name="Heading_20_2" text:outline-level="2">Simplified model</text:h>
      <text:p text:style-name="Text_20_body">For these measurements we will use a simplified model of the event trace:</text:p>
      <text:list text:style-name="L3">
        <text:list-item>
          <text:p text:style-name="P8">We will consider only three kinds of events: field write, local variable write, behavior enter and behavior exit (behaviors denote both methods and constructors).</text:p>
        </text:list-item>
        <text:list-item>
          <text:p text:style-name="P8">We will not consider explicit objects like strings or numbers which the debugger sends by value; we will only handle object that are sent by reference.</text:p>
        </text:list-item>
      </text:list>
      <text:h text:style-name="Heading_20_2" text:outline-level="2">Protocol</text:h>
      <text:h text:style-name="Heading_20_3" text:outline-level="3">Event generation</text:h>
      <text:p text:style-name="Text_20_body">We will simulate the debugging of a program that generates 100.000.000 events in total, evenly distributed in 10 threads (note: access to the database is not multithreaded, only the debugged program is). For each thread, the program enters an infinite loop in which it calls a single method. This method will then use a pseudorandom sequence to determine its behavior: it will perform a certain number of field writes, local variable writes and method calls (all of which in turn behaves in the same way, up to a maximum recursion depth). We will suppose the existence of 1.000 methods (each with a random number of parameters), 1.000 fields and 50 local variables.</text:p>
      <text:h text:style-name="Heading_20_3" text:outline-level="3">Queries</text:h>
      <text:h text:style-name="Heading_20_2" text:outline-level="2">Environment</text:h>
      <text:p text:style-name="Text_20_body">Hardware: Dell Latitude D810 (Pentium M 2.0GHz, 1GB DDR533 RAM, HDD 7200rpm).</text:p>
      <text:p text:style-name="Text_20_body">Software: Ubuntu Linux 5.10 with a bare minimum of services running (in particular: no X11, no cron).</text:p>
      <text:h text:style-name="Heading_20_1" text:outline-level="1">Relational databases</text:h>
      <text:p text:style-name="Text_20_body">We will perform measurements against two relational databases: the open source PostgreSQL 8.1.2 and the proprietary Oracle 10g Express Edition. For both we will use the same relational model, described below.</text:p>
      <text:h text:style-name="Heading_20_2" text:outline-level="2">E/R model</text:h>
      <text:p text:style-name="Text_20_body">The Entity/Relation model is given in <text:sequence-ref text:reference-format="category-and-value" text:ref-name="refIllustration0">Illustration 1</text:sequence-ref>. The most important entity set is Event, which has four subclasses corresponding to each type of event. An event is identified by a thread id and a sequence number within that thread (successive events of the same thread have successive sequence numbers). Additionally, an event always has a parent behavior enter event (except for the root event of each thread). The children of a behavior enter event are all the event that occur directly during the execution of the behavior.</text:p>
      <text:p text:style-name="Text_20_body">The other prominent entity set is Object. It is the collection of all the objects that exist during the execution of the debugged program. It has no attributes: first, different objects can belong to different classes, which have different structures. But more importantly, the state of the objects, and even their existence, change over time. Actually, as objects have no attribute, there is no relation representing them in the relational model; they are simply identified by a serial number.</text:p>
      <text:p text:style-name="Text_20_body"><draw:frame draw:style-name="fr1" draw:name="Frame1" text:anchor-type="paragraph" svg:x="0.3252in" svg:y="0in" svg:width="6.348in" draw:z-index="0"><draw:text-box fo:min-height="5.4661in"><text:p text:style-name="Illustration"><draw:frame draw:style-name="fr2" draw:name="Object1" text:anchor-type="paragraph" svg:x="0.0016in" svg:y="0.0008in" svg:width="6.348in" style:rel-width="100%" svg:height="5.4661in" style:rel-height="scale" draw:z-index="1"><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E/R model used for the benchmarks with relational databases</text:p></draw:text-box></draw:frame></text:p>
      <text:p text:style-name="Text_20_body">A field write event refers to a target object (the object whose field is written) and a value object (the value assigned to the field).</text:p>
      <text:p text:style-name="Text_20_body">A variable write event only refers to the new value of the variable (the current target is mostly irrelevant, but if needed can be obtained from the parent event).</text:p>
      <text:p text:style-name="Text_20_body">A behavior enter event refers to a target object and some number of objects passed as arguments.</text:p>
      <text:p text:style-name="Text_20_body">A behavior exit event refers to the return value of the behavior.</text:p>
      <text:h text:style-name="Heading_20_2" text:outline-level="2">Relational model</text:h>
      <text:p text:style-name="Text_20_body">The corresponding relational model is as follows.</text:p>
      <text:p text:style-name="Preformatted_20_Text">Table Events</text:p>
      <text:p text:style-name="Preformatted_20_Text"><text:tab/>tid<text:tab/><text:tab/>long</text:p>
      <text:p text:style-name="Preformatted_20_Text"><text:tab/>seq<text:tab/><text:tab/>long</text:p>
      <text:p text:style-name="Preformatted_20_Text"><text:tab/>time<text:tab/><text:tab/>long</text:p>
      <text:p text:style-name="Preformatted_20_Text"><text:tab/>type<text:tab/><text:tab/>enum {FW, VW, BEn, BEx}</text:p>
      <text:p text:style-name="Preformatted_20_Text"><text:tab/>parentTid<text:tab/>long</text:p>
      <text:p text:style-name="Preformatted_20_Text"><text:tab/>parentSeq<text:tab/>long</text:p>
      <text:p text:style-name="Preformatted_20_Text"/>
      <text:p text:style-name="Preformatted_20_Text"><text:tab/>PRIMARY KEY: {tid, seq}</text:p>
      <text:p text:style-name="Preformatted_20_Text"><text:tab/>FOREIGN KEY: {parentTid, parentSeq} references BEnters</text:p>
      <text:p text:style-name="Preformatted_20_Text"/>
      <text:p text:style-name="Preformatted_20_Text">Table FieldWrites</text:p>
      <text:p text:style-name="Preformatted_20_Text"><text:tab/>tid<text:tab/><text:tab/>long</text:p>
      <text:p text:style-name="Preformatted_20_Text"><text:tab/>seq<text:tab/><text:tab/>long</text:p>
      <text:p text:style-name="Preformatted_20_Text"><text:tab/>fieldId<text:tab/>int</text:p>
      <text:p text:style-name="Preformatted_20_Text"><text:tab/>target<text:tab/>long</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VarWrites</text:p>
      <text:p text:style-name="Preformatted_20_Text"><text:tab/>tid<text:tab/><text:tab/>long</text:p>
      <text:p text:style-name="Preformatted_20_Text"><text:tab/>seq<text:tab/><text:tab/>long</text:p>
      <text:p text:style-name="Preformatted_20_Text"><text:tab/>varId<text:tab/><text:tab/>int</text:p>
      <text:p text:style-name="Preformatted_20_Text"><text:tab/>value<text:tab/><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BEnters</text:p>
      <text:p text:style-name="Preformatted_20_Text"><text:tab/>tid<text:tab/><text:tab/>long</text:p>
      <text:p text:style-name="Preformatted_20_Text"><text:tab/>seq<text:tab/><text:tab/>long</text:p>
      <text:p text:style-name="Preformatted_20_Text"><text:tab/>bhvId<text:tab/><text:tab/>int</text:p>
      <text:p text:style-name="Preformatted_20_Text"><text:tab/>target<text:tab/>long</text:p>
      <text:p text:style-name="Preformatted_20_Text"><text:tab/>argsId<text:tab/>long</text:p>
      <text:p text:style-name="Preformatted_20_Text"/>
      <text:p text:style-name="Preformatted_20_Text"><text:tab/>PRIMARY KEY: {tid, seq}</text:p>
      <text:p text:style-name="Preformatted_20_Text"><text:tab/>FOREIGN KEY: {tid, seq} references Events</text:p>
      <text:p text:style-name="Preformatted_20_Text"><text:tab/>FOREIGN KEY: {argsId} references Args</text:p>
      <text:p text:style-name="Preformatted_20_Text"/>
      <text:p text:style-name="Preformatted_20_Text">Table BExits</text:p>
      <text:p text:style-name="Preformatted_20_Text"><text:tab/>tid<text:tab/><text:tab/>long</text:p>
      <text:p text:style-name="Preformatted_20_Text"><text:tab/>seq<text:tab/><text:tab/>long</text:p>
      <text:p text:style-name="Preformatted_20_Text"><text:tab/>retValue<text:tab/>long</text:p>
      <text:p text:style-name="Preformatted_20_Text"/>
      <text:p text:style-name="Preformatted_20_Text"><text:tab/>PRIMARY KEY: {tid, seq}</text:p>
      <text:p text:style-name="Preformatted_20_Text"><text:tab/>FOREIGN KEY: {tid, seq} references Events</text:p>
      <text:p text:style-name="Preformatted_20_Text"/>
      <text:p text:style-name="Preformatted_20_Text">Table Args</text:p>
      <text:p text:style-name="Preformatted_20_Text"><text:tab/>id<text:tab/><text:tab/>long</text:p>
      <text:p text:style-name="Preformatted_20_Text"><text:tab/>index<text:tab/><text:tab/>int</text:p>
      <text:p text:style-name="Preformatted_20_Text"><text:tab/>value<text:tab/><text:tab/>long</text:p>
      <text:h text:style-name="Heading_20_2" text:outline-level="2">PostgreSQL 8.1.2</text:h>
      <text:h text:style-name="Heading_20_2" text:outline-level="2">Oracle 10g Express Edition</text:h>
      <text:h text:style-name="Heading_20_1" text:outline-level="1">Berkeley DB Java Edition</text:h>
      <text:p text:style-name="Text_20_body">Berkeley DB Java Edition (as well as the C version) is a persistent dictionary: it permits to map keys to values, where both keys and values are arbitrary byte sequences (of any length). In Berkeley DB terminology, a database is a single such dictionary. As such, a database does not perform any kind of indexing expect for the key. But any <text:span text:style-name="T1">primary</text:span> database can be attached any number of <text:span text:style-name="T1">secondary</text:span> databases that serve as indices. Whenever an entry is added to the primary database, the <text:span text:style-name="T1">key creator</text:span> associated with each secondary database receives the data of the primary entry and uses it to produce a secondary key that is associated to a <text:span text:style-name="T1">reference</text:span><text:span text:style-name="T2"> to the primary entry. For instance let's consider a database of people, where each person is identified by its social security number. The database stores the name and birth date of each person.</text:span></text:p>
      <text:p text:style-name="P9">The primary database would look like this:</text:p>
      <table:table table:name="Table1" table:style-name="Table1">
        <table:table-column table:style-name="Table1.A" table:number-columns-repeated="2"/>
        <table:table-header-rows>
          <table:table-row>
            <table:table-cell table:style-name="Table1.A1" office:value-type="string">
              <text:p text:style-name="Table_20_Heading">key</text:p>
            </table:table-cell>
            <table:table-cell table:style-name="Table1.B1" office:value-type="string">
              <text:p text:style-name="Table_20_Heading">value</text:p>
            </table:table-cell>
          </table:table-row>
        </table:table-header-rows>
        <table:table-row>
          <table:table-cell table:style-name="Table1.A2" office:value-type="string">
            <text:p text:style-name="P10">0145211774</text:p>
          </table:table-cell>
          <table:table-cell table:style-name="Table1.B2" office:value-type="string">
            <text:p text:style-name="P10">Max/1978-05-14</text:p>
          </table:table-cell>
        </table:table-row>
        <table:table-row>
          <table:table-cell table:style-name="Table1.A2" office:value-type="string">
            <text:p text:style-name="P10">4155710014</text:p>
          </table:table-cell>
          <table:table-cell table:style-name="Table1.B2" office:value-type="string">
            <text:p text:style-name="P10">John/1964-11-20</text:p>
          </table:table-cell>
        </table:table-row>
        <table:table-row>
          <table:table-cell table:style-name="Table1.A2" office:value-type="string">
            <text:p text:style-name="P10">7748002145</text:p>
          </table:table-cell>
          <table:table-cell table:style-name="Table1.B2" office:value-type="string">
            <text:p text:style-name="P10">Max/1985-04-05</text:p>
          </table:table-cell>
        </table:table-row>
        <table:table-row>
          <table:table-cell table:style-name="Table1.A2" office:value-type="string">
            <text:p text:style-name="P10">...</text:p>
          </table:table-cell>
          <table:table-cell table:style-name="Table1.B2" office:value-type="string">
            <text:p text:style-name="P10">...</text:p>
          </table:table-cell>
        </table:table-row>
      </table:table>
      <text:p text:style-name="P9"/>
      <text:p text:style-name="P9">This primary database permits to retrieve any person given its ssn, but not given its name (excluding a full scan of the whole database).</text:p>
      <text:p text:style-name="P9">An appropriate secondary database can be created to handle this kind of request. The key creator would extract the part of the primary entry's value before the “/”. We would obtain this secondary database:</text:p>
      <table:table table:name="Table2" table:style-name="Table2">
        <table:table-column table:style-name="Table2.A" table:number-columns-repeated="2"/>
        <table:table-header-rows>
          <table:table-row>
            <table:table-cell table:style-name="Table2.A1" office:value-type="string">
              <text:p text:style-name="Table_20_Heading">key</text:p>
            </table:table-cell>
            <table:table-cell table:style-name="Table2.B1" office:value-type="string">
              <text:p text:style-name="Table_20_Heading">value</text:p>
            </table:table-cell>
          </table:table-row>
        </table:table-header-rows>
        <table:table-row>
          <table:table-cell table:style-name="Table2.A2" office:value-type="string">
            <text:p text:style-name="P10">John</text:p>
          </table:table-cell>
          <table:table-cell table:style-name="Table2.B2" office:value-type="string">
            <text:p text:style-name="P11">4155710014</text:p>
          </table:table-cell>
        </table:table-row>
        <table:table-row>
          <table:table-cell table:style-name="Table2.A2" office:value-type="string">
            <text:p text:style-name="P10">Max</text:p>
          </table:table-cell>
          <table:table-cell table:style-name="Table2.B2" office:value-type="string">
            <text:p text:style-name="P11">0145211774</text:p>
          </table:table-cell>
        </table:table-row>
        <table:table-row>
          <table:table-cell table:style-name="Table2.A2" office:value-type="string">
            <text:p text:style-name="P10">Max</text:p>
          </table:table-cell>
          <table:table-cell table:style-name="Table2.B2" office:value-type="string">
            <text:p text:style-name="P11">7748002145</text:p>
          </table:table-cell>
        </table:table-row>
        <table:table-row>
          <table:table-cell table:style-name="Table2.A2" office:value-type="string">
            <text:p text:style-name="P10">...</text:p>
          </table:table-cell>
          <table:table-cell table:style-name="Table2.B2" office:value-type="string">
            <text:p text:style-name="P10">...</text:p>
          </table:table-cell>
        </table:table-row>
      </table:table>
      <text:p text:style-name="P9"/>
      <text:p text:style-name="P9">So when the client needs the people whose name is “Max”, the secondary database is queried (using a cursor so that multiple entries with the same key can be retrieved, if necessary). Secondary database queries actually return the value associated with the entry from the primary database. ie. querying the secondary database for “John” would return (“4155710014”, “John/1964-11-20”) and not just “<text:span text:style-name="T1">4155710014”.</text:span></text:p>
      <text:p text:style-name="Text_20_body"/>
      <text:h text:style-name="Heading_20_1" text:outline-level="1">Conclusions</text:h>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Dingbats" svg:font-family="Dingbats" style:font-pitch="variable" style:font-charset="x-symbol"/>
    <style:font-face style:name="Courier New" svg:font-family="'Courier New'" style:font-family-generic="modern" style:font-pitch="fixed"/>
    <style:font-face style:name="Arial1" svg:font-family="Arial" style:font-pitch="variable"/>
    <style:font-face style:name="HG Mincho Light J" svg:font-family="'HG Mincho Light J'"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none" style:country-asian="none" style:font-name-complex="Aria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in" fo:margin-right="0in" fo:margin-top="0in" fo:margin-bottom="0.0835in" fo:text-align="justify" style:justify-single-word="false" fo:text-indent="0.3in" style:auto-text-indent="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G Mincho Light J" style:font-size-asian="14pt" style:font-name-complex="Arial1"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list-style-name="Numbering_20_1" style:class="index">
      <style:paragraph-properties fo:margin-left="0in" fo:margin-right="0in" fo:text-indent="0in" style:auto-text-indent="false" text:number-lines="true" text:line-number="0">
        <style:tab-stops>
          <style:tab-stop style:position="6.9252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ext_20_body_20_bullet" style:display-name="Text body bullet" style:family="paragraph" style:paren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by-position="false" text:sort-algorithm="alphanumeric" fo:language="en" fo:country="US">
      <text:sort-key text:key="title" text:sort-ascending="true"/>
    </text:bibliography-configuration>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Footer"><text:page-number text:select-page="current">6</text:page-number> of <text:page-count>6</text:page-count><text:tab/>CC55A – Step #2<text:tab/>Guillaume Pothi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4-08T23:54:03</meta:creation-date>
    <dc:date>2006-04-14T23:37:42</dc:date>
    <dc:language>en-US</dc:language>
    <meta:editing-cycles>33</meta:editing-cycles>
    <meta:editing-duration>PT23H34M42S</meta:editing-duration>
    <meta:user-defined meta:name="Info 1"/>
    <meta:user-defined meta:name="Info 2"/>
    <meta:user-defined meta:name="Info 3"/>
    <meta:user-defined meta:name="Info 4"/>
    <meta:document-statistic meta:table-count="2" meta:image-count="0" meta:object-count="1" meta:page-count="6" meta:paragraph-count="124" meta:word-count="1177" meta:character-count="711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2" style:family="graphic" style:parent-style-name="standard">
      <style:graphic-properties draw:fill="solid" draw:fill-color="#ffcc99" draw:textarea-horizontal-align="justify" draw:textarea-vertical-align="middle" draw:auto-grow-height="false" fo:min-height="0cm" fo:min-width="0cm"/>
    </style:style>
    <style:style style:name="gr3" style:family="graphic" style:parent-style-name="standard">
      <style:graphic-properties svg:stroke-width="0.051cm" draw:marker-start-width="0.276cm" draw:marker-end-width="0.276cm" draw:fill="solid" draw:fill-color="#ffff99" draw:textarea-horizontal-align="justify" draw:textarea-vertical-align="middle" draw:auto-grow-height="false" fo:min-height="0cm" fo:min-width="0cm" fo:padding-top="0.15cm" fo:padding-bottom="0.15cm" fo:padding-left="0.275cm" fo:padding-right="0.275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marker-end="Arrow" draw:marker-end-width="0.203cm" draw:textarea-horizontal-align="center" draw:textarea-vertical-align="middle"/>
    </style:style>
    <style:style style:name="gr6" style:family="graphic" style:parent-style-name="standard">
      <style:graphic-properties draw:fill="solid" draw:fill-color="#ccccff" draw:textarea-horizontal-align="center" draw:textarea-vertical-align="middle"/>
    </style:style>
    <style:style style:name="gr7" style:family="graphic" style:parent-style-name="standard">
      <style:graphic-properties draw:marker-start="" draw:marker-start-width="0.203cm" draw:textarea-horizontal-align="center" draw:textarea-vertical-align="middle"/>
    </style:style>
    <style:style style:name="gr8" style:family="graphic" style:parent-style-name="standard">
      <style:graphic-properties draw:marker-start="" draw:marker-start-width="0.203cm" draw:marker-end="" draw:marker-end-width="0.203cm" draw:textarea-horizontal-align="center" draw:textarea-vertical-align="middle"/>
    </style:style>
    <style:style style:name="gr9" style:family="graphic" style:parent-style-name="standard">
      <style:graphic-properties draw:fill="solid" draw:fill-color="#ffff66" draw:textarea-horizontal-align="center" draw:textarea-vertical-align="middle"/>
    </style:style>
    <style:style style:name="gr10"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text-properties fo:font-size="12pt"/>
    </style:style>
    <style:style style:name="P2" style:family="paragraph">
      <style:paragraph-properties fo:margin-left="0cm" fo:margin-right="0cm" fo:text-align="center" fo:text-indent="0cm"/>
      <style:text-properties fo:font-weight="bold"/>
    </style:style>
    <style:style style:name="P3" style:family="paragraph">
      <style:paragraph-properties fo:margin-left="0cm" fo:margin-right="0cm" fo:text-align="center" fo:text-indent="0cm"/>
      <style:text-properties fo:font-size="12pt" fo:font-weight="bold"/>
    </style:style>
    <style:style style:name="P4" style:family="paragraph">
      <style:paragraph-properties fo:text-align="center"/>
    </style:style>
    <style:style style:name="P5" style:family="paragraph">
      <style:paragraph-properties fo:margin-left="0cm" fo:margin-right="0cm" fo:text-align="center" fo:text-indent="0cm"/>
      <style:text-properties fo:font-size="10pt"/>
    </style:style>
    <style:style style:name="P6" style:family="paragraph">
      <style:paragraph-properties fo:margin-left="0cm" fo:margin-right="0cm" fo:text-align="center" fo:text-indent="0cm"/>
      <style:text-properties fo:font-size="10pt" style:text-underline-style="solid" style:text-underline-width="auto" style:text-underline-color="font-color"/>
    </style:style>
    <style:style style:name="P7" style:family="paragraph">
      <style:paragraph-properties fo:margin-left="0cm" fo:margin-right="0cm" fo:text-align="end" fo:text-indent="0cm"/>
    </style:style>
    <style:style style:name="P8" style:family="paragraph">
      <style:paragraph-properties fo:text-align="center"/>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style:style>
    <style:style style:name="T4" style:family="text">
      <style:text-properties fo:font-size="10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1" draw:id="id1" draw:layer="layout" svg:width="2.54cm" svg:height="1.27cm" svg:x="6.35cm" svg:y="1.27cm">
          <text:p text:style-name="P1"><text:span text:style-name="T1">Event</text:span></text:p>
        </draw:rect>
        <draw:rect draw:style-name="gr1" draw:text-style-name="P1" draw:id="id5" draw:layer="layout" svg:width="2.54cm" svg:height="1.27cm" svg:x="1.27cm" svg:y="4.953cm">
          <text:p text:style-name="P1"><text:span text:style-name="T1">Field write</text:span></text:p>
        </draw:rect>
        <draw:rect draw:style-name="gr1" draw:text-style-name="P1" draw:id="id3" draw:layer="layout" svg:width="2.54cm" svg:height="1.27cm" svg:x="10.795cm" svg:y="4.953cm">
          <text:p text:style-name="P1"><text:span text:style-name="T1">Behavior</text:span></text:p>
          <text:p text:style-name="P1"><text:span text:style-name="T1">enter</text:span></text:p>
        </draw:rect>
        <draw:rect draw:style-name="gr1" draw:text-style-name="P1" draw:id="id6" draw:layer="layout" svg:width="2.54cm" svg:height="1.27cm" svg:x="4.462cm" svg:y="4.953cm">
          <text:p text:style-name="P1"><text:span text:style-name="T1">Variable</text:span></text:p>
          <text:p text:style-name="P1"><text:span text:style-name="T1">write</text:span></text:p>
        </draw:rect>
        <draw:rect draw:style-name="gr1" draw:text-style-name="P1" draw:id="id7" draw:layer="layout" svg:width="2.54cm" svg:height="1.27cm" svg:x="7.655cm" svg:y="4.953cm">
          <text:p text:style-name="P1"><text:span text:style-name="T1">Behavior</text:span></text:p>
          <text:p text:style-name="P1"><text:span text:style-name="T1">exit</text:span></text:p>
        </draw:rect>
        <draw:custom-shape draw:style-name="gr2" draw:text-style-name="P3" draw:id="id4" draw:layer="layout" svg:width="1.27cm" svg:height="1.27cm" svg:x="6.985cm" svg:y="3.175cm">
          <text:p text:style-name="P2"><text:span text:style-name="T2">ISA</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id="id2" draw:layer="layout" svg:width="2.54cm" svg:height="1.27cm" svg:x="9.017cm" svg:y="2.667cm">
          <text:p text:style-name="P1"><text:span text:style-name="T1">Paren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89cm" svg:y1="1.905cm" svg:x2="10.286cm" svg:y2="2.667cm" draw:start-shape="id1" draw:start-glue-point="1" draw:end-shape="id2" draw:end-glue-point="4">
          <text:p/>
        </draw:connector>
        <draw:connector draw:style-name="gr5" draw:text-style-name="P4" draw:layer="layout" draw:type="curve" svg:x1="10.286cm" svg:y1="3.937cm" svg:x2="12.065cm" svg:y2="4.953cm" draw:start-shape="id2" draw:start-glue-point="6" draw:end-shape="id3" draw:end-glue-point="0">
          <text:p/>
        </draw:connector>
        <draw:connector draw:style-name="gr4" draw:text-style-name="P4" draw:layer="layout" draw:type="line" svg:x1="7.619cm" svg:y1="3.175cm" svg:x2="7.62cm" svg:y2="2.54cm" draw:start-shape="id4" draw:start-glue-point="4" draw:end-shape="id1" draw:end-glue-point="2">
          <text:p/>
        </draw:connector>
        <draw:connector draw:style-name="gr4" draw:text-style-name="P4" draw:layer="layout" draw:type="line" svg:x1="2.54cm" svg:y1="4.953cm" svg:x2="7.62cm" svg:y2="4.445cm" draw:start-shape="id5" draw:start-glue-point="0" draw:end-shape="id4">
          <text:p/>
        </draw:connector>
        <draw:connector draw:style-name="gr4" draw:text-style-name="P4" draw:layer="layout" draw:type="line" svg:x1="5.732cm" svg:y1="4.953cm" svg:x2="7.619cm" svg:y2="4.445cm" draw:start-shape="id6" draw:start-glue-point="0" draw:end-shape="id4" draw:end-glue-point="7">
          <text:p/>
        </draw:connector>
        <draw:connector draw:style-name="gr4" draw:text-style-name="P4" draw:layer="layout" draw:type="line" svg:x1="12.065cm" svg:y1="4.953cm" svg:x2="7.619cm" svg:y2="4.445cm" draw:start-shape="id3" draw:start-glue-point="0" draw:end-shape="id4" draw:end-glue-point="7">
          <text:p/>
        </draw:connector>
        <draw:connector draw:style-name="gr4" draw:text-style-name="P4" draw:layer="layout" draw:type="line" svg:x1="8.925cm" svg:y1="4.953cm" svg:x2="7.619cm" svg:y2="4.445cm" draw:start-shape="id7" draw:start-glue-point="0" draw:end-shape="id4" draw:end-glue-point="7">
          <text:p/>
        </draw:connector>
        <draw:rect draw:style-name="gr1" draw:text-style-name="P1" draw:id="id14" draw:layer="layout" svg:width="2.54cm" svg:height="1.27cm" svg:x="6.138cm" svg:y="11.641cm">
          <text:p text:style-name="P1"><text:span text:style-name="T1">Objects</text:span></text:p>
        </draw:rect>
        <draw:custom-shape draw:style-name="gr3" draw:text-style-name="P1" draw:id="id13" draw:layer="layout" svg:width="2.116cm" svg:height="1.27cm" svg:x="1.905cm" svg:y="10.371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1" draw:id="id12" draw:layer="layout" svg:width="2.116cm" svg:height="1.27cm" svg:x="2.752cm" svg:y="9.101cm">
          <text:p text:style-name="P1">Value</text:p>
          <draw:enhanced-geometry svg:viewBox="0 0 21600 21600" draw:glue-points="10800 0 0 10800 10800 21600 21600 10800" draw:text-areas="5400 5400 16200 16200" draw:type="diamond" draw:enhanced-path="M 10800 0 L 21600 10800 10800 21600 0 10800 10800 0 Z N"/>
        </draw:custom-shape>
        <draw:ellipse draw:style-name="gr6" draw:text-style-name="P5" draw:id="id10" draw:layer="layout" svg:width="2.117cm" svg:height="0.847cm" svg:x="3.598cm" svg:y="2.751cm">
          <text:p text:style-name="P5"><text:span text:style-name="T3">Timestamp</text:span></text:p>
        </draw:ellipse>
        <draw:ellipse draw:style-name="gr6" draw:text-style-name="P6" draw:id="id9" draw:layer="layout" svg:width="2.117cm" svg:height="0.847cm" svg:x="3.598cm" svg:y="1.481cm">
          <text:p text:style-name="P6"><text:span text:style-name="T4">Seq</text:span></text:p>
        </draw:ellipse>
        <draw:ellipse draw:style-name="gr6" draw:text-style-name="P6" draw:id="id8" draw:layer="layout" svg:width="2.117cm" svg:height="0.847cm" svg:x="3.598cm" svg:y="0.211cm">
          <text:p text:style-name="P6"><text:span text:style-name="T4">Thread Id</text:span></text:p>
        </draw:ellipse>
        <draw:ellipse draw:style-name="gr6" draw:text-style-name="P5" draw:id="id11" draw:layer="layout" svg:width="2.117cm" svg:height="0.847cm" svg:x="-0.212cm" svg:y="6.561cm">
          <text:p text:style-name="P5"><text:span text:style-name="T3">Field Id</text:span></text:p>
        </draw:ellipse>
        <draw:connector draw:style-name="gr4" draw:text-style-name="P4" draw:layer="layout" draw:type="line" svg:x1="5.715cm" svg:y1="0.634cm" svg:x2="6.35cm" svg:y2="1.905cm" draw:start-shape="id8" draw:start-glue-point="1" draw:end-shape="id1" draw:end-glue-point="3">
          <text:p/>
        </draw:connector>
        <draw:connector draw:style-name="gr4" draw:text-style-name="P4" draw:layer="layout" draw:type="line" svg:x1="5.715cm" svg:y1="1.904cm" svg:x2="6.35cm" svg:y2="1.905cm" draw:start-shape="id9" draw:start-glue-point="1" draw:end-shape="id1" draw:end-glue-point="3">
          <text:p/>
        </draw:connector>
        <draw:connector draw:style-name="gr4" draw:text-style-name="P4" draw:layer="layout" draw:type="line" svg:x1="5.715cm" svg:y1="3.174cm" svg:x2="6.35cm" svg:y2="1.905cm" draw:start-shape="id10" draw:start-glue-point="1" draw:end-shape="id1" draw:end-glue-point="3">
          <text:p/>
        </draw:connector>
        <draw:connector draw:style-name="gr4" draw:text-style-name="P4" draw:layer="layout" draw:type="line" svg:x1="1.905cm" svg:y1="6.984cm" svg:x2="2.54cm" svg:y2="6.223cm" draw:start-shape="id11" draw:start-glue-point="1" draw:end-shape="id5" draw:end-glue-point="2">
          <text:p/>
        </draw:connector>
        <draw:connector draw:style-name="gr7" draw:text-style-name="P4" draw:layer="layout" draw:type="curve" svg:x1="2.54cm" svg:y1="6.223cm" svg:x2="2.752cm" svg:y2="9.735cm" draw:start-shape="id5" draw:start-glue-point="2" draw:end-shape="id12" draw:end-glue-point="5">
          <text:p/>
        </draw:connector>
        <draw:connector draw:style-name="gr8" draw:text-style-name="P4" draw:layer="layout" draw:type="curve" draw:line-skew="-0.702cm" svg:x1="2.54cm" svg:y1="6.223cm" svg:x2="1.905cm" svg:y2="11.005cm" draw:start-shape="id5" draw:start-glue-point="2" draw:end-shape="id13" draw:end-glue-point="5">
          <text:p/>
        </draw:connector>
        <draw:connector draw:style-name="gr5" draw:text-style-name="P4" draw:layer="layout" draw:type="curve" svg:x1="4.868cm" svg:y1="9.735cm" svg:x2="6.138cm" svg:y2="12.276cm" draw:start-shape="id12" draw:start-glue-point="7" draw:end-shape="id14" draw:end-glue-point="3">
          <text:p/>
        </draw:connector>
        <draw:connector draw:style-name="gr5" draw:text-style-name="P4" draw:layer="layout" draw:type="curve" svg:x1="4.021cm" svg:y1="11.005cm" svg:x2="6.138cm" svg:y2="12.276cm" draw:start-shape="id13" draw:start-glue-point="7" draw:end-shape="id14" draw:end-glue-point="3">
          <text:p/>
        </draw:connector>
        <draw:ellipse draw:style-name="gr6" draw:text-style-name="P5" draw:id="id16" draw:layer="layout" svg:width="2.117cm" svg:height="0.847cm" svg:x="3.429cm" svg:y="6.731cm">
          <text:p text:style-name="P5"><text:span text:style-name="T3">Variable Id</text:span></text:p>
        </draw:ellipse>
        <draw:custom-shape draw:style-name="gr3" draw:text-style-name="P1" draw:id="id15" draw:layer="layout" svg:width="2.116cm" svg:height="1.27cm" svg:x="4.869cm" svg:y="8.255cm">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7" draw:text-style-name="P4" draw:layer="layout" draw:type="curve" svg:x1="5.732cm" svg:y1="6.223cm" svg:x2="5.926cm" svg:y2="8.255cm" draw:start-shape="id6" draw:start-glue-point="2" draw:end-shape="id15" draw:end-glue-point="4">
          <text:p/>
        </draw:connector>
        <draw:connector draw:style-name="gr5" draw:text-style-name="P4" draw:layer="layout" draw:type="curve" svg:x1="5.926cm" svg:y1="9.525cm" svg:x2="7.408cm" svg:y2="11.641cm" draw:start-shape="id15" draw:start-glue-point="6" draw:end-shape="id14" draw:end-glue-point="0">
          <text:p/>
        </draw:connector>
        <draw:connector draw:style-name="gr4" draw:text-style-name="P4" draw:layer="layout" draw:type="line" svg:x1="4.487cm" svg:y1="6.731cm" svg:x2="5.732cm" svg:y2="6.223cm" draw:start-shape="id16" draw:start-glue-point="0" draw:end-shape="id6" draw:end-glue-point="2">
          <text:p/>
        </draw:connector>
        <draw:ellipse draw:style-name="gr6" draw:text-style-name="P5" draw:id="id20" draw:layer="layout" svg:width="2.117cm" svg:height="0.847cm" svg:x="12.065cm" svg:y="6.646cm">
          <text:p text:style-name="P5"><text:span text:style-name="T3">Behavior Id</text:span></text:p>
        </draw:ellipse>
        <draw:ellipse draw:style-name="gr6" draw:text-style-name="P5" draw:id="id21" draw:layer="layout" svg:width="2.117cm" svg:height="0.847cm" svg:x="6.477cm" svg:y="6.646cm">
          <text:p text:style-name="P5"><text:span text:style-name="T3">Behavior Id</text:span></text:p>
        </draw:ellipse>
        <draw:custom-shape draw:style-name="gr3" draw:text-style-name="P1" draw:id="id17" draw:layer="layout" svg:width="2.116cm" svg:height="1.27cm" svg:x="9.187cm" svg:y="9.525cm">
          <text:p text:style-name="P1">Target</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12.065cm" svg:y1="6.223cm" svg:x2="10.244cm" svg:y2="9.525cm" draw:start-shape="id3" draw:start-glue-point="2" draw:end-shape="id17" draw:end-glue-point="4">
          <text:p/>
        </draw:connector>
        <draw:connector draw:style-name="gr5" draw:text-style-name="P4" draw:layer="layout" draw:type="curve" svg:x1="10.244cm" svg:y1="10.795cm" svg:x2="8.678cm" svg:y2="12.276cm" draw:start-shape="id17" draw:start-glue-point="6" draw:end-shape="id14">
          <text:p/>
        </draw:connector>
        <draw:custom-shape draw:style-name="gr3" draw:text-style-name="P1" draw:id="id18" draw:layer="layout" svg:width="2.116cm" svg:height="1.27cm" svg:x="10.457cm" svg:y="10.795cm">
          <text:p text:style-name="P1">Args</text:p>
          <draw:enhanced-geometry svg:viewBox="0 0 21600 21600" draw:glue-points="10800 0 0 10800 10800 21600 21600 10800" draw:text-areas="5400 5400 16200 16200" draw:type="diamond" draw:enhanced-path="M 10800 0 L 21600 10800 10800 21600 0 10800 10800 0 Z N"/>
        </draw:custom-shape>
        <draw:ellipse draw:style-name="gr9" draw:text-style-name="P5" draw:id="id19" draw:layer="layout" svg:width="2.117cm" svg:height="0.847cm" svg:x="12.742cm" svg:y="10.541cm">
          <text:p text:style-name="P5"><text:span text:style-name="T3">Index</text:span></text:p>
        </draw:ellipse>
        <draw:connector draw:style-name="gr10" draw:text-style-name="P8" draw:layer="layout" draw:type="curve" svg:x1="12.065cm" svg:y1="6.223cm" svg:x2="11.514cm" svg:y2="10.795cm" draw:start-shape="id3" draw:start-glue-point="2" draw:end-shape="id18" draw:end-glue-point="4">
          <text:p text:style-name="P7"><text:span text:style-name="T3"><text:s text:c="9"/></text:span><text:span text:style-name="T3">0..n</text:span></text:p>
        </draw:connector>
        <draw:connector draw:style-name="gr4" draw:text-style-name="P4" draw:layer="layout" draw:type="curve" svg:x1="11.514cm" svg:y1="12.065cm" svg:x2="8.678cm" svg:y2="12.276cm" draw:start-shape="id18" draw:start-glue-point="6" draw:end-shape="id14" draw:end-glue-point="1">
          <text:p/>
        </draw:connector>
        <draw:connector draw:style-name="gr4" draw:text-style-name="P4" draw:layer="layout" draw:type="line" svg:x1="12.573cm" svg:y1="11.429cm" svg:x2="12.742cm" svg:y2="10.964cm" draw:start-shape="id18" draw:start-glue-point="7" draw:end-shape="id19" draw:end-glue-point="3">
          <text:p/>
        </draw:connector>
        <draw:connector draw:style-name="gr4" draw:text-style-name="P4" draw:layer="layout" draw:type="line" svg:x1="12.065cm" svg:y1="6.223cm" svg:x2="13.123cm" svg:y2="6.646cm" draw:start-shape="id3" draw:start-glue-point="2" draw:end-shape="id20" draw:end-glue-point="0">
          <text:p/>
        </draw:connector>
        <draw:connector draw:style-name="gr4" draw:text-style-name="P4" draw:layer="layout" draw:type="line" svg:x1="8.925cm" svg:y1="6.223cm" svg:x2="7.535cm" svg:y2="6.646cm" draw:start-shape="id7" draw:start-glue-point="2" draw:end-shape="id21" draw:end-glue-point="0">
          <text:p/>
        </draw:connector>
        <draw:custom-shape draw:style-name="gr3" draw:text-style-name="P1" draw:id="id22" draw:layer="layout" svg:width="2.116cm" svg:height="1.27cm" svg:x="7.493cm" svg:y="8.509cm">
          <text:p text:style-name="P1">Ret.</text:p>
          <text:p text:style-name="P1">value</text:p>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4" draw:layer="layout" draw:type="curve" svg:x1="8.925cm" svg:y1="6.223cm" svg:x2="8.55cm" svg:y2="8.509cm" draw:start-shape="id7" draw:start-glue-point="2" draw:end-shape="id22" draw:end-glue-point="4">
          <text:p/>
        </draw:connector>
        <draw:connector draw:style-name="gr5" draw:text-style-name="P4" draw:layer="layout" draw:type="curve" svg:x1="8.55cm" svg:y1="9.779cm" svg:x2="7.408cm" svg:y2="11.641cm" draw:start-shape="id22" draw:start-glue-point="6" draw:end-shape="id14">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none" style:country-asian="none" style:font-family-complex="Arial"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635cm" fo:margin-bottom="0.665cm" fo:margin-left="0.635cm" fo:margin-right="0.665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1" draw:style-name="dp1"/>
  </office:master-styles>
</office:document-styles>
</file>